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4.99mm"/>
    </style:style>
    <style:style style:name="co3" style:family="table-column">
      <style:table-column-properties fo:break-before="auto" style:column-width="65.44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54.73mm"/>
    </style:style>
    <style:style style:name="co6" style:family="table-column">
      <style:table-column-properties fo:break-before="auto" style:column-width="71.9mm"/>
    </style:style>
    <style:style style:name="co7" style:family="table-column">
      <style:table-column-properties fo:break-before="auto" style:column-width="48.01mm"/>
    </style:style>
    <style:style style:name="co8" style:family="table-column">
      <style:table-column-properties fo:break-before="auto" style:column-width="156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85mm" fo:break-before="auto" style:use-optimal-row-height="true"/>
    </style:style>
    <style:style style:name="ro3" style:family="table-row">
      <style:table-row-properties style:row-height="21.15mm" fo:break-before="auto" style:use-optimal-row-height="true"/>
    </style:style>
    <style:style style:name="ro4" style:family="table-row">
      <style:table-row-properties style:row-height="14.2mm" fo:break-before="auto" style:use-optimal-row-height="true"/>
    </style:style>
    <style:style style:name="ro5" style:family="table-row">
      <style:table-row-properties style:row-height="13.69mm" fo:break-before="auto" style:use-optimal-row-height="true"/>
    </style:style>
    <style:style style:name="ro6" style:family="table-row">
      <style:table-row-properties style:row-height="10.53mm" fo:break-before="auto" style:use-optimal-row-height="true"/>
    </style:style>
    <style:style style:name="ro7" style:family="table-row">
      <style:table-row-properties style:row-height="21.06mm" fo:break-before="auto" style:use-optimal-row-height="true"/>
    </style:style>
    <style:style style:name="ro8" style:family="table-row">
      <style:table-row-properties style:row-height="30.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use-window-font-color="true"/>
    </style:style>
    <style:style style:name="ce8" style:family="table-cell" style:parent-style-name="Default">
      <style:table-cell-properties fo:background-color="#ffff00"/>
      <style:text-properties style:use-window-font-color="true"/>
    </style:style>
    <style:style style:name="ce12" style:family="table-cell" style:parent-style-name="Default">
      <style:text-properties style:font-name="Liberation Sans" style:font-name-asian="Noto Sans CJK SC Regular" style:font-name-complex="Noto Sans CJK SC Regular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font-name="Liberation Sans" fo:font-weight="bold" style:font-name-asian="Noto Sans CJK SC Regular" style:font-weight-asian="bold" style:font-name-complex="Noto Sans CJK SC Regular" style:font-weight-complex="bold"/>
    </style:style>
    <style:style style:name="T1" style:family="text">
      <style:text-properties style:font-name="Liberation Sans" style:font-name-asian="Noto Sans CJK SC Regular" style:font-name-complex="Noto Sans CJK SC Regular"/>
    </style:style>
  </office:automatic-styles>
  <office:body>
    <office:spreadsheet>
      <table:calculation-settings table:automatic-find-labels="false"/>
      <table:table table:name="注意事项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豁免</text:p>
          </table:table-cell>
          <table:table-cell office:value-type="string" calcext:value-type="string">
            <text:p>非因意外伤害（见10.8）导致罹患本附加合同所定义的轻症疾病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保险条款</text:p>
          </table:table-cell>
          <table:table-cell office:value-type="string" calcext:value-type="string">
            <text:p>认真查看保险条款，哪些保，哪些不保？</text:p>
          </table:table-cell>
        </table:table-row>
      </table:table>
      <table:table table:name="保险产品" table:style-name="ta1">
        <table:table-column table:style-name="co1" table:default-cell-style-name="ce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编号</text:p>
          </table:table-cell>
          <table:table-cell table:style-name="ce1" office:value-type="string" calcext:value-type="string">
            <text:p>保险公司</text:p>
          </table:table-cell>
          <table:table-cell table:style-name="ce1" office:value-type="string" calcext:value-type="string">
            <text:p>保险产品</text:p>
          </table:table-cell>
          <table:table-cell table:style-name="ce1" office:value-type="string" calcext:value-type="string">
            <text:p>被保人</text:p>
          </table:table-cell>
          <table:table-cell table:style-name="ce1" office:value-type="string" calcext:value-type="string">
            <text:p>保障责任</text:p>
          </table:table-cell>
          <table:table-cell table:style-name="ce1" office:value-type="string" calcext:value-type="string">
            <text:p>保障特色</text:p>
          </table:table-cell>
          <table:table-cell table:style-name="ce3" office:value-type="string" calcext:value-type="string">
            <text:p>保障期限</text:p>
          </table:table-cell>
          <table:table-cell table:style-name="ce1" office:value-type="string" calcext:value-type="string">
            <text:p>保额</text:p>
          </table:table-cell>
          <table:table-cell table:style-name="ce1" office:value-type="string" calcext:value-type="string">
            <text:p>缴费期限</text:p>
          </table:table-cell>
          <table:table-cell table:style-name="ce1" office:value-type="string" calcext:value-type="string">
            <text:p>缴费金额</text:p>
          </table:table-cell>
          <table:table-cell table:style-name="ce1" office:value-type="string" calcext:value-type="string">
            <text:p>其他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泰康人寿</text:p>
          </table:table-cell>
          <table:table-cell office:value-type="string" calcext:value-type="string">
            <text:p>泰康e享健康重大疾病保险</text:p>
          </table:table-cell>
          <table:table-cell office:value-type="string" calcext:value-type="string">
            <text:p>嘉懿/嘉玥</text:p>
          </table:table-cell>
          <table:table-cell office:value-type="string" calcext:value-type="string">
            <text:p>重大疾病（70种）</text:p>
            <text:p>轻症疾病(30种)</text:p>
            <text:p>身故保险金</text:p>
            <text:p>生存保险金</text:p>
            <text:p>多重豁免</text:p>
          </table:table-cell>
          <table:table-cell office:value-type="string" calcext:value-type="string">
            <text:p/>
            <text:p>70种重疾、30种轻症、6种高发疾病</text:p>
            <text:p>满期130%给付保费</text:p>
            <text:p>多重豁免，无后顾之忧</text:p>
          </table:table-cell>
          <table:table-cell office:value-type="string" calcext:value-type="string">
            <text:p>75周岁</text:p>
          </table:table-cell>
          <table:table-cell office:value-type="string" calcext:value-type="string">
            <text:p>20万</text:p>
          </table:table-cell>
          <table:table-cell office:value-type="string" calcext:value-type="string">
            <text:p>20年</text:p>
          </table:table-cell>
          <table:table-cell office:value-type="string" calcext:value-type="string">
            <text:p>嘉懿：2136.02×20=42,720.4</text:p>
            <text:p>嘉玥：1901.06×20=38,021.2</text:p>
          </table:table-cell>
          <table:table-cell office:value-type="string" calcext:value-type="string">
            <text:p>豁免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泰康人寿</text:p>
          </table:table-cell>
          <table:table-cell office:value-type="string" calcext:value-type="string">
            <text:p>泰康e享健康重大疾病保险</text:p>
          </table:table-cell>
          <table:table-cell office:value-type="string" calcext:value-type="string">
            <text:p>大凤</text:p>
          </table:table-cell>
          <table:table-cell office:value-type="string" calcext:value-type="string">
            <text:p>重大疾病（70种）</text:p>
            <text:p>轻症疾病(30种)</text:p>
            <text:p>身故保险金</text:p>
            <text:p>生存保险金</text:p>
            <text:p>多重豁免</text:p>
          </table:table-cell>
          <table:table-cell office:value-type="string" calcext:value-type="string">
            <text:p/>
            <text:p>70种重疾、30种轻症、6种高发疾病</text:p>
            <text:p>满期130%给付保费</text:p>
            <text:p>多重豁免，无后顾之忧</text:p>
          </table:table-cell>
          <table:table-cell office:value-type="string" calcext:value-type="string">
            <text:p>75周岁</text:p>
          </table:table-cell>
          <table:table-cell office:value-type="string" calcext:value-type="string">
            <text:p>20万</text:p>
          </table:table-cell>
          <table:table-cell office:value-type="string" calcext:value-type="string">
            <text:p>20年</text:p>
          </table:table-cell>
          <table:table-cell office:value-type="string" calcext:value-type="string">
            <text:p>75岁：5959.5</text:p>
            <text:p>30岁：6856.62</text:p>
          </table:table-cell>
          <table:table-cell office:value-type="string" calcext:value-type="string">
            <text:p>豁免</text:p>
          </table:table-cell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泰康人寿</text:p>
          </table:table-cell>
          <table:table-cell table:style-name="ce8" office:value-type="string" calcext:value-type="string">
            <text:p>e生健康终身重大疾病保险（32种大病）</text:p>
          </table:table-cell>
          <table:table-cell table:style-name="ce8" office:value-type="string" calcext:value-type="string">
            <text:p>嘉懿/嘉玥/大凤</text:p>
          </table:table-cell>
          <table:table-cell table:style-name="ce8" office:value-type="string" calcext:value-type="string">
            <text:p>重大疾病（32种）</text:p>
            <text:p>身故（疾病或意外）</text:p>
          </table:table-cell>
          <table:table-cell table:style-name="ce8"/>
          <table:table-cell table:style-name="ce8" office:value-type="string" calcext:value-type="string">
            <text:p>终身</text:p>
          </table:table-cell>
          <table:table-cell table:style-name="ce8" office:value-type="string" calcext:value-type="string">
            <text:p>20万</text:p>
          </table:table-cell>
          <table:table-cell table:style-name="ce8" office:value-type="string" calcext:value-type="string">
            <text:p>10年/20年</text:p>
          </table:table-cell>
          <table:table-cell table:style-name="ce8" office:value-type="string" calcext:value-type="string">
            <text:p>嘉懿：1800×20=36,000</text:p>
            <text:p>嘉懿：2800×10=28,000</text:p>
            <text:p>嘉玥：1600×20=32,000</text:p>
            <text:p>嘉玥：2600×10=26,000</text:p>
            <text:p><text:span text:style-name="T1">大凤：4200×20=84,000</text:span></text:p>
            <text:p><text:span text:style-name="T1">大凤：7400×10=74,000</text:span></text:p>
          </table:table-cell>
          <table:table-cell table:style-name="ce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泰康人寿</text:p>
          </table:table-cell>
          <table:table-cell office:value-type="string" calcext:value-type="string">
            <text:p>健康1+1-高额重大疾病保险</text:p>
          </table:table-cell>
          <table:table-cell office:value-type="string" calcext:value-type="string">
            <text:p>嘉懿/嘉玥</text:p>
          </table:table-cell>
          <table:table-cell office:value-type="string" calcext:value-type="string">
            <text:p>重大疾病（42种）</text:p>
            <text:p>轻度疾病（10种）一次30%（仅限1次）</text:p>
            <text:p>满期生存金</text:p>
            <text:p>身故</text:p>
          </table:table-cell>
          <table:table-cell office:value-type="string" calcext:value-type="string">
            <text:p> 《泰康e康C款两全保险条款》</text:p>
            <text:p>《泰康附加e康C款重大疾病保险条款》   </text:p>
          </table:table-cell>
          <table:table-cell office:value-type="string" calcext:value-type="string">
            <text:p>100周岁</text:p>
          </table:table-cell>
          <table:table-cell office:value-type="string" calcext:value-type="string">
            <text:p>20万</text:p>
          </table:table-cell>
          <table:table-cell office:value-type="string" calcext:value-type="string">
            <text:p>10年/20年</text:p>
          </table:table-cell>
          <table:table-cell office:value-type="string" calcext:value-type="string">
            <text:p>嘉懿：2060×20=41,200</text:p>
            <text:p>嘉懿： 3560×10=35,600</text:p>
            <text:p>嘉玥：1840×20=36,800</text:p>
            <text:p>嘉玥：3180×10=31,800</text:p>
          </table:table-cell>
          <table:table-cell office:value-type="string" calcext:value-type="string">
            <text:p>癌症早期也赔！42种大病+10种轻症，不只保大病，身故也赔！最高50万！满期一次性给付130%！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泰康人寿</text:p>
          </table:table-cell>
          <table:table-cell office:value-type="string" calcext:value-type="string">
            <text:p>健康1+1-高额重大疾病保险</text:p>
          </table:table-cell>
          <table:table-cell office:value-type="string" calcext:value-type="string">
            <text:p>大凤</text:p>
          </table:table-cell>
          <table:table-cell office:value-type="string" calcext:value-type="string">
            <text:p>重大疾病（42种）</text:p>
            <text:p>轻度疾病（10种）一次30%（仅限1次）</text:p>
            <text:p>满期生存金</text:p>
            <text:p>身故</text:p>
          </table:table-cell>
          <table:table-cell office:value-type="string" calcext:value-type="string">
            <text:p> 《泰康e康C款两全保险条款》</text:p>
            <text:p>《泰康附加e康C款重大疾病保险条款》   </text:p>
          </table:table-cell>
          <table:table-cell office:value-type="string" calcext:value-type="string">
            <text:p>100周岁</text:p>
          </table:table-cell>
          <table:table-cell office:value-type="string" calcext:value-type="string">
            <text:p>20万</text:p>
          </table:table-cell>
          <table:table-cell office:value-type="string" calcext:value-type="string">
            <text:p>20年</text:p>
          </table:table-cell>
          <table:table-cell office:value-type="string" calcext:value-type="string">
            <text:p>5000×20=100,000</text:p>
          </table:table-cell>
          <table:table-cell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泰康人寿</text:p>
          </table:table-cell>
          <table:table-cell office:value-type="string" calcext:value-type="string">
            <text:p>少儿重大疾病保险</text:p>
          </table:table-cell>
          <table:table-cell office:value-type="string" calcext:value-type="string">
            <text:p>嘉懿/嘉玥</text:p>
          </table:table-cell>
          <table:table-cell office:value-type="string" calcext:value-type="string">
            <text:p/>
            <text:p>重大疾病保险金：40万</text:p>
            <text:p>轻症疾病保险金：20万</text:p>
          </table:table-cell>
          <table:table-cell office:value-type="string" calcext:value-type="string">
            <text:p>《泰康在线e顺重大疾病保险条款》</text:p>
            <text:p>《泰康在线e顺轻症疾病保险条款》</text:p>
          </table:table-cell>
          <table:table-cell office:value-type="string" calcext:value-type="string">
            <text:p>1年期</text:p>
          </table:table-cell>
          <table:table-cell office:value-type="string" calcext:value-type="string">
            <text:p>全面款</text:p>
          </table:table-cell>
          <table:table-cell office:value-type="string" calcext:value-type="string">
            <text:p>1年</text:p>
          </table:table-cell>
          <table:table-cell office:value-type="string" calcext:value-type="string">
            <text:p>364×1=364</text:p>
          </table:table-cell>
          <table:table-cell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泰康人寿</text:p>
          </table:table-cell>
          <table:table-cell office:value-type="string" calcext:value-type="string">
            <text:p>全年综合意外保障</text:p>
          </table:table-cell>
          <table:table-cell office:value-type="string" calcext:value-type="string">
            <text:p>嘉懿/嘉玥/大凤/秋生</text:p>
          </table:table-cell>
          <table:table-cell office:value-type="string" calcext:value-type="string">
            <text:p>意外身故：50万</text:p>
            <text:p>意外残疾：5万</text:p>
            <text:p>意外医疗：2万</text:p>
            <text:p>公汽、电车、出租车、地铁意外身故、伤残：50万</text:p>
            <text:p>火车意外身故、伤残：60万</text:p>
            <text:p>飞机意外身故、伤残：80万</text:p>
          </table:table-cell>
          <table:table-cell office:value-type="string" calcext:value-type="string">
            <text:p>《泰康在线人身意外伤害保险条款》</text:p>
            <text:p>《泰康在线e顺交通意外伤害保险条款》</text:p>
            <text:p>《泰康在线附加意外伤害医疗保险条款》</text:p>
            <text:p>《人身保险伤残评定标准》  </text:p>
          </table:table-cell>
          <table:table-cell office:value-type="string" calcext:value-type="string">
            <text:p>1年期</text:p>
          </table:table-cell>
          <table:table-cell office:value-type="string" calcext:value-type="string">
            <text:p>钻石款</text:p>
          </table:table-cell>
          <table:table-cell office:value-type="string" calcext:value-type="string">
            <text:p>1年</text:p>
          </table:table-cell>
          <table:table-cell office:value-type="string" calcext:value-type="string">
            <text:p>394.50×1=394.50</text:p>
          </table:table-cell>
          <table:table-cell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泰康人寿</text:p>
          </table:table-cell>
          <table:table-cell office:value-type="string" calcext:value-type="string">
            <text:p>泰康乐安康终身重疾险</text:p>
          </table:table-cell>
          <table:table-cell table:style-name="ce12" office:value-type="string" calcext:value-type="string">
            <text:p>嘉懿/嘉玥/大凤</text:p>
          </table:table-cell>
          <table:table-cell office:value-type="string" calcext:value-type="string">
            <text:p><text:span text:style-name="T1">60种重疾</text:span></text:p>
            <text:p><text:span text:style-name="T1">22种轻疾</text:span></text:p>
            <text:p>重大疾病保险金：20万</text:p>
            <text:p>轻症疾病保险金：4万*3次=12万</text:p>
            <text:p>生故保险金：20万</text:p>
          </table:table-cell>
          <table:table-cell office:value-type="string" calcext:value-type="string">
            <text:p>泰康乐安康终身重大疾病保险条款</text:p>
            <text:p>泰康附加乐相伴豁免保险费重大疾病保险条款</text:p>
          </table:table-cell>
          <table:table-cell office:value-type="string" calcext:value-type="string">
            <text:p>终生</text:p>
          </table:table-cell>
          <table:table-cell office:value-type="string" calcext:value-type="string">
            <text:p>20万</text:p>
          </table:table-cell>
          <table:table-cell office:value-type="string" calcext:value-type="string">
            <text:p>10年/20年</text:p>
          </table:table-cell>
          <table:table-cell office:value-type="string" calcext:value-type="string">
            <text:p>嘉懿：2017*20=40,340</text:p>
            <text:p>嘉懿：3232.5*10=32,325</text:p>
            <text:p>嘉玥：1785.9*20=35,718</text:p>
            <text:p>嘉玥：2886.9*10=28,869</text:p>
            <text:p><text:span text:style-name="T1">大凤：4937.4*20=98,748</text:span></text:p>
            <text:p><text:span text:style-name="T1">大凤：7806.7*10=78,067</text:span></text:p>
          </table:table-cell>
          <table:table-cell office:value-type="string" calcext:value-type="string">
            <text:p>投被保人双豁免：非因意外伤害（见10.8）导致罹患本附加合同所定义的轻症疾病</text:p>
            <text:p/>
            <text:p>下列疾病不在保障范围内： </text:p>
            <text:p>（1）原位癌； </text:p>
            <text:p>（2）相当于Binet分期方案A期程度的慢性淋巴细胞白血病； </text:p>
            <text:p>（3）相当于Ann Arbor分期方案Ⅰ期程度的何杰金氏病；</text:p>
            <text:p>（4）皮肤癌（不包括恶性黑色素瘤及已发生转移的皮肤癌）；</text:p>
            <text:p>（5）TNM分期为T1N0M0期或者更轻分期的前列腺癌； </text:p>
            <text:p>（6）感染艾滋病病毒或者患艾滋病期间所患恶性肿瘤。</text:p>
          </table:table-cell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人保寿险PICC</text:p>
          </table:table-cell>
          <table:table-cell office:value-type="string" calcext:value-type="string">
            <text:p>人保无忧人生终身重疾险</text:p>
          </table:table-cell>
          <table:table-cell table:style-name="ce12" office:value-type="string" calcext:value-type="string">
            <text:p>嘉懿/嘉玥/大凤</text:p>
          </table:table-cell>
          <table:table-cell office:value-type="string" calcext:value-type="string">
            <text:p>40种重疾</text:p>
            <text:p>30种轻疾</text:p>
          </table:table-cell>
          <table:table-cell table:number-columns-repeated="2"/>
          <table:table-cell office:value-type="string" calcext:value-type="string">
            <text:p>20万</text:p>
          </table:table-cell>
          <table:table-cell office:value-type="string" calcext:value-type="string">
            <text:p>10年/20年</text:p>
          </table:table-cell>
          <table:table-cell office:value-type="string" calcext:value-type="string">
            <text:p>嘉懿：2180*20=43,600</text:p>
            <text:p>嘉懿：3660*10=36,600</text:p>
            <text:p>嘉玥：1900*20=38,000</text:p>
            <text:p>嘉玥：3220*10=32,200</text:p>
            <text:p>大凤：5360*20=107,200</text:p>
            <text:p>大凤：8780*10=87,800</text:p>
          </table:table-cell>
          <table:table-cell/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00/00/00</text:date>, <text:time style:data-style-name="N2" text:time-value="13:18:17.78000000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23:13:06.602259768</meta:creation-date>
    <dc:date>2017-05-16T14:12:20.159000000</dc:date>
    <meta:editing-duration>PT1H51M26S</meta:editing-duration>
    <meta:editing-cycles>61</meta:editing-cycles>
    <meta:generator>LibreOffice/5.3.3.2$Windows_x86 LibreOffice_project/3d9a8b4b4e538a85e0782bd6c2d430bafe583448</meta:generator>
    <meta:document-statistic meta:table-count="2" meta:cell-count="108" meta:object-count="0"/>
  </office:meta>
</office:document-meta>
</file>